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6fff5" officeooo:paragraph-rsid="0016fff5" style:font-size-asian="12.25pt" style:font-size-complex="14pt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Arial"/>
    </style:style>
    <style:style style:name="P4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 fo:background-color="#ffff00"/>
    </style:style>
    <style:style style:name="P5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 fo:background-color="#ffff00"/>
    </style:style>
    <style:style style:name="P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7918f" officeooo:paragraph-rsid="0017918f" fo:background-color="#ffff00"/>
    </style:style>
    <style:style style:name="P7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7918f" officeooo:paragraph-rsid="001791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Lógica Programação Lya</text:p>
      <text:p text:style-name="P1"/>
      <text:p text:style-name="P3"/>
      <text:list xml:id="list1694046885" text:style-name="L1">
        <text:list-item>
          <text:p text:style-name="P4">Mostrar a Soma e a Substração de 2 números.</text:p>
        </text:list-item>
        <text:list-item>
          <text:p text:style-name="P4">Mostrar o Sucessor e Antecessor de um número</text:p>
        </text:list-item>
        <text:list-item>
          <text:p text:style-name="P4">Calcular o dobro, o triplo e a raiz quadrada de um número.</text:p>
        </text:list-item>
        <text:list-item>
          <text:p text:style-name="P4"><text:bookmark-start text:name="__DdeLink__32_417610446"/>Calcular a média artimética da nota de um aluno, sendo informado as notas que um aluno obteve em 3 provas.<text:bookmark-end text:name="__DdeLink__32_417610446"/></text:p>
        </text:list-item>
        <text:list-item>
          <text:p text:style-name="P5"><text:bookmark-start text:name="__DdeLink__45_3152801616"/>Converter um valor de metros para centimetro e milimetros.<text:bookmark-end text:name="__DdeLink__45_3152801616"/></text:p>
        </text:list-item>
        <text:list-item>
          <text:p text:style-name="P5"><text:bookmark-start text:name="__DdeLink__35_403046165"/>Converter um valor de reais para dolar, considerando a cotação: 1 U$ = 5 R$.<text:bookmark-end text:name="__DdeLink__35_403046165"/></text:p>
        </text:list-item>
        <text:list-item>
          <text:p text:style-name="P5"><text:bookmark-start text:name="__DdeLink__51_3152801616"/>Faça um programa que leia a largura e a altura de uma parede em metros, calcule a sua área e a quantidade de tinta necessária para pintá-la, sabendo que cada litro de tinta pinta uma área de 2 metros quadrados.<text:bookmark-end text:name="__DdeLink__51_3152801616"/></text:p>
        </text:list-item>
        <text:list-item>
          <text:p text:style-name="P5"><text:bookmark-start text:name="__DdeLink__38_1188202127"/><text:bookmark-start text:name="__DdeLink__43_3152801616"/>Calcule e mostre o preço de um produto com 10% de desconto no pagamento à vista.<text:bookmark-end text:name="__DdeLink__38_1188202127"/><text:bookmark-end text:name="__DdeLink__43_3152801616"/></text:p>
        </text:list-item>
        <text:list-item>
          <text:p text:style-name="P5"><text:bookmark-start text:name="__DdeLink__47_3152801616"/>Pesquise o valor do salário mínimo atualmente (out/2020) e calcule um aumento salarial considerando a inflação acumulada nos 12 meses em set/2020.<text:bookmark-end text:name="__DdeLink__47_3152801616"/></text:p>
        </text:list-item>
        <text:list-item>
          <text:p text:style-name="P5"><text:bookmark-start text:name="__DdeLink__41_3152801616"/>Escreva um programa que pergunte a quantidade de Km percorridos por um carro alugado e a quantidade de dias pelos quais ele foi alugado. Calcule o preço a pagar, sabendo que o carro custa R$60 por dia e R$0,15 por Km rodado.<text:bookmark-end text:name="__DdeLink__41_3152801616"/></text:p>
        </text:list-item>
        <text:list-item>
          <text:p text:style-name="P7">Faça um programa que leia o comprimento do cateto oposto e do cateto adjacente de um triângulo retângulo. Calcule e mostre o comprimento da hipotenusa.</text:p>
        </text:list-item>
        <text:list-item>
          <text:p text:style-name="P6"><text:bookmark-start text:name="__DdeLink__49_3152801616"/>Faça um programa que leia um ângulo qualquer e mostre na tela o valor do seno e cosseno do ângulo.<text:bookmark-end text:name="__DdeLink__49_3152801616"/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0:19.973870172</meta:creation-date>
    <dc:date>2020-10-11T17:58:43.057904621</dc:date>
    <meta:editing-duration>PT15H35M17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55" meta:character-count="1357" meta:non-whitespace-character-count="1128"/>
  </office:meta>
</office:document-meta>
</file>